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6.3736in" fo:margin-left="0in" fo:margin-top="0in" fo:margin-bottom="0in" table:align="left" style:writing-mode="lr-tb"/>
    </style:style>
    <style:style style:name="Table2.A" style:family="table-column">
      <style:table-column-properties style:column-width="2.6576in"/>
    </style:style>
    <style:style style:name="Table2.B" style:family="table-column">
      <style:table-column-properties style:column-width="3.716in"/>
    </style:style>
    <style:style style:name="Table2.1" style:family="table-row">
      <style:table-row-properties style:min-row-height="0.3014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2.3" style:family="table-row">
      <style:table-row-properties style:min-row-height="1.0222in" fo:keep-together="auto"/>
    </style:style>
    <style:style style:name="Table3" style:family="table">
      <style:table-properties style:width="6.3736in" fo:margin-left="0in" fo:margin-top="0in" fo:margin-bottom="0in" table:align="left" style:writing-mode="lr-tb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3.716in"/>
    </style:style>
    <style:style style:name="Table3.1" style:family="table-row">
      <style:table-row-properties style:min-row-height="0.3014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3" style:family="table-row">
      <style:table-row-properties style:min-row-height="1.0222in" fo:keep-together="auto"/>
    </style:style>
    <style:style style:name="P1" style:family="paragraph" style:parent-style-name="Footer">
      <style:text-properties officeooo:paragraph-rsid="0019cbc6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Heading_20_2">
      <style:paragraph-properties fo:margin-top="0in" fo:margin-bottom="0.139in" style:contextual-spacing="false" fo:text-align="center" style:justify-single-word="false" text:number-lines="true" text:line-number="0"/>
      <style:text-properties style:font-name="Liberation Serif"/>
    </style:style>
    <style:style style:name="P4" style:family="paragraph" style:parent-style-name="Standard">
      <style:paragraph-properties fo:margin-right="0in" fo:margin-top="0in" fo:margin-bottom="0.0835in" style:contextual-spacing="false" fo:line-height="150%" fo:text-align="center" style:justify-single-word="false" fo:orphans="2" fo:widows="2" fo:text-indent="0in" style:auto-text-indent="false" text:number-lines="true" text:line-number="0"/>
      <style:text-properties style:font-name="Liberation Serif" fo:font-size="14pt" fo:language="ru" fo:country="RU" fo:font-weight="normal" style:letter-kerning="false" style:font-name-asian="Liberation Serif1" style:font-size-asian="14pt" style:language-asian="en" style:country-asian="US" style:font-weight-asian="normal" style:font-name-complex="Liberation Serif1" style:font-size-complex="14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.0835in" style:contextual-spacing="false" fo:line-height="150%" fo:text-align="center" style:justify-single-word="false" fo:orphans="2" fo:widows="2" text:number-lines="true" text:line-number="0"/>
      <style:text-properties style:font-name="Liberation Serif" fo:font-size="14pt" fo:language="ru" fo:country="RU" fo:font-weight="normal" style:letter-kerning="false" style:font-name-asian="Liberation Serif1" style:font-size-asian="14pt" style:language-asian="en" style:country-asian="US" style:font-weight-asian="normal" style:font-name-complex="Liberation Serif1" style:font-size-complex="14pt" style:language-complex="ar" style:country-complex="SA" style:font-weight-complex="normal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style:font-name="Liberation Serif" fo:font-size="14pt" fo:language="ru" fo:country="RU" officeooo:paragraph-rsid="00071ebe" style:font-name-asian="Liberation Serif1" style:font-size-asian="14pt" style:font-name-complex="Liberation Serif1" style:font-size-complex="14pt"/>
    </style:style>
    <style:style style:name="P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style:font-name="Liberation Serif" fo:font-size="14pt" fo:language="ru" fo:country="RU" officeooo:rsid="0009b6cf" officeooo:paragraph-rsid="0009b6cf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5in" style:auto-text-indent="false" text:number-lines="true" text:line-number="0"/>
      <style:text-properties style:font-name="Liberation Serif" fo:font-size="14pt" fo:language="ru" fo:country="RU" officeooo:rsid="000e714f" officeooo:paragraph-rsid="000e714f" style:font-name-asian="Liberation Serif1" style:font-size-asian="14pt" style:font-name-complex="Liberation Serif1" style:font-size-complex="14pt"/>
    </style:style>
    <style:style style:name="P9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style:font-name="Liberation Serif" fo:font-size="14pt" fo:language="ru" fo:country="RU" officeooo:rsid="00120990" officeooo:paragraph-rsid="00120990" style:font-name-asian="Liberation Serif1" style:font-size-asian="14pt" style:font-name-complex="Liberation Serif1" style:font-size-complex="14pt"/>
    </style:style>
    <style:style style:name="P10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style:font-name="Liberation Serif" fo:font-size="14pt" fo:language="ru" fo:country="RU" officeooo:rsid="00120990" officeooo:paragraph-rsid="0013a982" style:font-name-asian="Liberation Serif1" style:font-size-asian="14pt" style:font-name-complex="Liberation Serif1" style:font-size-complex="14pt"/>
    </style:style>
    <style:style style:name="P1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fo:font-size="14pt" officeooo:paragraph-rsid="00071eb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71ebe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paragraph-rsid="00071ebe" style:font-size-asian="14pt" style:font-size-complex="14pt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paragraph-rsid="00071ebe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top="0.0598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0071ebe" officeooo:paragraph-rsid="00071ebe" style:font-size-asian="14pt" style:font-size-complex="14pt"/>
    </style:style>
    <style:style style:name="P19" style:family="paragraph" style:parent-style-name="Standard">
      <style:paragraph-properties fo:margin-top="0in" fo:margin-bottom="0.0835in" style:contextual-spacing="false" fo:line-height="150%" fo:text-align="center" style:justify-single-word="false" fo:orphans="2" fo:widows="2" text:number-lines="true" text:line-number="0"/>
      <style:text-properties fo:language="ru" fo:country="RU" style:letter-kerning="false" style:language-asian="en" style:country-asian="US" style:language-complex="ar" style:country-complex="SA"/>
    </style:style>
    <style:style style:name="P20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  <style:text-properties style:use-window-font-color="true" loext:opacity="0%" style:font-name="Liberation Serif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0e657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2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officeooo:rsid="000b3817" officeooo:paragraph-rsid="000b3817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0b3817" officeooo:paragraph-rsid="000b3817"/>
    </style:style>
    <style:style style:name="P29" style:family="paragraph" style:parent-style-name="Table_20_Contents">
      <style:paragraph-properties fo:text-align="center" style:justify-single-word="false"/>
      <style:text-properties officeooo:rsid="000b3817" officeooo:paragraph-rsid="000cb895"/>
    </style:style>
    <style:style style:name="P30" style:family="paragraph" style:parent-style-name="Standard">
      <style:paragraph-properties fo:margin-left="0in" fo:margin-right="0in" fo:margin-top="0.0598in" fo:margin-bottom="0.0201in" style:contextual-spacing="false" fo:line-height="0.1799in" fo:text-align="center" style:justify-single-word="false" fo:text-indent="0in" style:auto-text-indent="false" text:number-lines="true" text:line-number="0"/>
      <style:text-properties style:font-name="Liberation Sans" fo:font-size="14pt" fo:letter-spacing="-0.0417in" fo:font-style="italic" officeooo:rsid="000cb895" officeooo:paragraph-rsid="000cb895" style:font-size-asian="14pt" style:font-style-asian="italic" style:font-size-complex="14pt" style:font-style-complex="italic"/>
    </style:style>
    <style:style style:name="P31" style:family="paragraph" style:parent-style-name="Table_20_Contents">
      <style:paragraph-properties fo:margin-top="0.0598in" fo:margin-bottom="0.0201in" style:contextual-spacing="false" fo:line-height="0.1799in" fo:text-align="center" style:justify-single-word="false"/>
      <style:text-properties style:font-name="Liberation Sans" fo:font-size="14pt" fo:letter-spacing="-0.0417in" fo:font-style="italic" officeooo:rsid="000cb895" officeooo:paragraph-rsid="000cb895" style:font-size-asian="14pt" style:font-style-asian="italic" style:font-size-complex="14pt" style:font-style-complex="italic"/>
    </style:style>
    <style:style style:name="P32" style:family="paragraph" style:parent-style-name="Table_20_Contents">
      <style:paragraph-properties fo:margin-top="0.0598in" fo:margin-bottom="0.0201in" style:contextual-spacing="false" fo:line-height="0.1799in" fo:text-align="center" style:justify-single-word="false"/>
      <style:text-properties style:font-name="Liberation Sans" fo:font-size="14pt" fo:letter-spacing="-0.0417in" fo:font-style="italic" style:font-size-asian="14pt" style:font-style-asian="italic" style:font-size-complex="14pt" style:font-style-complex="italic"/>
    </style:style>
    <style:style style:name="P33" style:family="paragraph" style:parent-style-name="Table_20_Contents">
      <style:paragraph-properties fo:margin-top="0.0598in" fo:margin-bottom="0.0201in" style:contextual-spacing="false" fo:line-height="0.1799in" fo:text-align="center" style:justify-single-word="false"/>
      <style:text-properties style:font-name="Liberation Sans" fo:font-size="14pt" fo:letter-spacing="-0.0417in" fo:font-style="italic" officeooo:rsid="0013074d" officeooo:paragraph-rsid="0013074d" style:font-size-asian="14pt" style:font-style-asian="italic" style:font-size-complex="14pt" style:font-style-complex="italic"/>
    </style:style>
    <style:style style:name="P34" style:family="paragraph" style:parent-style-name="Standard">
      <style:paragraph-properties fo:margin-left="0in" fo:margin-right="0in" fo:margin-top="0.0598in" fo:margin-bottom="0.0201in" style:contextual-spacing="false" fo:line-height="0.1799in" fo:text-align="center" style:justify-single-word="false" fo:text-indent="0in" style:auto-text-indent="false" text:number-lines="true" text:line-number="0"/>
      <style:text-properties style:font-name="Liberation Sans" fo:font-size="14pt" fo:letter-spacing="-0.0417in" fo:language="ru" fo:country="RU" fo:font-style="italic" officeooo:rsid="000cb895" officeooo:paragraph-rsid="000cb895" style:font-name-asian="Liberation Serif1" style:font-size-asian="14pt" style:font-style-asian="italic" style:font-name-complex="Liberation Serif1" style:font-size-complex="14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10e657" officeooo:paragraph-rsid="0010e657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weight="bold" officeooo:rsid="0010e657" officeooo:paragraph-rsid="0010e65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weight="normal" officeooo:rsid="0010e657" officeooo:paragraph-rsid="0010e657" style:font-weight-asian="normal" style:font-weight-complex="normal"/>
    </style:style>
    <style:style style:name="P38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5in" style:auto-text-indent="false" text:number-lines="true" text:line-number="0"/>
      <style:text-properties officeooo:rsid="000e714f" officeooo:paragraph-rsid="000e714f"/>
    </style:style>
    <style:style style:name="P39" style:family="paragraph" style:parent-style-name="Table_20_Contents">
      <loext:graphic-properties draw:fill="none"/>
      <style:paragraph-properties fo:margin-left="0in" fo:margin-right="0in" fo:margin-top="0.0799in" fo:margin-bottom="0in" style:contextual-spacing="false" fo:line-height="0.1201in" fo:text-align="center" style:justify-single-word="false" fo:orphans="0" fo:widows="0" fo:text-indent="0in" style:auto-text-indent="false" fo:background-color="transparent" text:number-lines="false" text:line-number="0" style:writing-mode="lr-tb"/>
    </style:style>
    <style:style style:name="P40" style:family="paragraph" style:parent-style-name="Table_20_Contents">
      <loext:graphic-properties draw:fill="none"/>
      <style:paragraph-properties fo:margin-left="0in" fo:margin-right="0in" fo:margin-top="0.0799in" fo:margin-bottom="0in" style:contextual-spacing="false" fo:line-height="0.1201in" fo:text-align="center" style:justify-single-word="false" fo:orphans="0" fo:widows="0" fo:text-indent="0in" style:auto-text-indent="false" fo:background-color="transparent" text:number-lines="false" text:line-number="0" style:writing-mode="lr-tb"/>
      <style:text-properties officeooo:paragraph-rsid="0009b6cf"/>
    </style:style>
    <style:style style:name="P4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5in" style:auto-text-indent="false" text:number-lines="true" text:line-number="0"/>
      <style:text-properties style:text-underline-style="solid" style:text-underline-type="double" style:text-underline-width="auto" style:text-underline-color="font-color" officeooo:rsid="000e714f" officeooo:paragraph-rsid="000e714f"/>
    </style:style>
    <style:style style:name="P42" style:family="paragraph" style:parent-style-name="Heading_20_2">
      <style:paragraph-properties fo:margin-top="0in" fo:margin-bottom="0.139in" style:contextual-spacing="false" fo:text-align="center" style:justify-single-word="false" text:number-lines="true" text:line-number="0"/>
    </style:style>
    <style:style style:name="P43" style:family="paragraph" style:parent-style-name="Heading_20_2">
      <style:paragraph-properties fo:margin-top="0in" fo:margin-bottom="0.139in" style:contextual-spacing="false" fo:text-align="center" style:justify-single-word="false" fo:break-before="page" text:number-lines="true" text:line-number="0"/>
    </style:style>
    <style:style style:name="P44" style:family="paragraph" style:parent-style-name="Heading_20_2">
      <style:paragraph-properties fo:text-align="center" style:justify-single-word="false" text:number-lines="true" text:line-number="0"/>
    </style:style>
    <style:style style:name="P45" style:family="paragraph" style:parent-style-name="Heading_20_2">
      <style:paragraph-properties fo:text-align="center" style:justify-single-word="false" text:number-lines="true" text:line-number="0"/>
      <style:text-properties officeooo:rsid="001ede38" officeooo:paragraph-rsid="001ede38"/>
    </style:style>
    <style:style style:name="P46" style:family="paragraph" style:parent-style-name="Heading_20_5">
      <style:paragraph-properties text:number-lines="true" text:line-number="0"/>
    </style:style>
    <style:style style:name="P47" style:family="paragraph" style:parent-style-name="Heading_20_5">
      <style:paragraph-properties text:number-lines="true" text:line-number="0"/>
      <style:text-properties officeooo:paragraph-rsid="0019cbc6"/>
    </style:style>
    <style:style style:name="P48" style:family="paragraph" style:parent-style-name="Heading_20_1" style:master-page-name="Converted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reak-before="page" text:number-lines="true" text:line-number="0"/>
    </style:style>
    <style:style style:name="P49" style:family="paragraph" style:parent-style-name="Heading_20_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text:number-lines="true" text:line-number="0"/>
    </style:style>
    <style:style style:name="P50" style:family="paragraph" style:parent-style-name="Heading_20_1">
      <style:paragraph-properties fo:margin-left="0in" fo:margin-right="0in" fo:margin-top="0.1665in" fo:margin-bottom="0in" style:contextual-spacing="false" fo:line-height="150%" fo:text-align="center" style:justify-single-word="false" fo:text-indent="0in" style:auto-text-indent="false" text:number-lines="true" text:line-number="0"/>
    </style:style>
    <style:style style:name="P51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52" style:family="paragraph" style:parent-style-name="Default">
      <style:text-properties fo:font-size="14pt" style:font-size-asian="14pt" style:font-size-complex="14pt"/>
    </style:style>
    <style:style style:name="P53" style:family="paragraph" style:parent-style-name="Default">
      <style:paragraph-properties fo:text-align="start" style:justify-single-word="false"/>
      <style:text-properties fo:font-size="14pt" style:letter-kerning="false" style:font-size-asian="14pt" style:font-size-complex="14pt"/>
    </style:style>
    <style:style style:name="P54" style:family="paragraph" style:parent-style-name="Default">
      <style:paragraph-properties fo:text-align="center" style:justify-single-word="false"/>
      <style:text-properties fo:font-size="14pt" style:letter-kerning="false" style:font-size-asian="14pt" style:font-size-complex="14pt"/>
    </style:style>
    <style:style style:name="P55" style:family="paragraph" style:parent-style-name="Default">
      <style:paragraph-properties fo:text-align="center" style:justify-single-word="false"/>
      <style:text-properties style:letter-kerning="false"/>
    </style:style>
    <style:style style:name="P56" style:family="paragraph" style:parent-style-name="Default">
      <style:paragraph-properties fo:text-align="start" style:justify-single-word="false"/>
      <style:text-properties style:font-name="Cambria Math" fo:font-size="14pt" style:letter-kerning="false" style:font-name-asian="Cambria Math1" style:font-size-asian="14pt" style:font-name-complex="Cambria Math1" style:font-size-complex="14pt"/>
    </style:style>
    <style:style style:name="P57" style:family="paragraph" style:parent-style-name="Default">
      <style:paragraph-properties fo:text-align="center" style:justify-single-word="false"/>
      <style:text-properties style:font-name="Cambria Math" fo:font-size="14pt" style:letter-kerning="false" style:font-name-asian="Cambria Math1" style:font-size-asian="14pt" style:font-name-complex="Cambria Math1" style:font-size-complex="14pt"/>
    </style:style>
    <style:style style:name="P58" style:family="paragraph" style:parent-style-name="List_20_Paragraph" style:list-style-name="WWNum9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59" style:family="paragraph" style:parent-style-name="List_20_Paragraph" style:list-style-name="WWNum10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60" style:family="paragraph" style:parent-style-name="List_20_Paragraph" style:list-style-name="WWNum10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61" style:family="paragraph" style:parent-style-name="List_20_Paragraph" style:list-style-name="WWNum9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  <style:text-properties officeooo:rsid="001703f4" officeooo:paragraph-rsid="001703f4"/>
    </style:style>
    <style:style style:name="P62" style:family="paragraph" style:parent-style-name="Standard" style:master-page-name="First_20_Page">
      <style:paragraph-properties fo:text-align="center" style:justify-single-word="false" style:page-number="auto"/>
    </style:style>
    <style:style style:name="P63" style:family="paragraph" style:parent-style-name="Standard">
      <style:paragraph-properties fo:text-align="center" style:justify-single-word="false"/>
    </style:style>
    <style:style style:name="P64" style:family="paragraph" style:parent-style-name="Standard">
      <style:paragraph-properties fo:text-align="center" style:justify-single-word="false"/>
      <style:text-properties officeooo:paragraph-rsid="0024718a"/>
    </style:style>
    <style:style style:name="P65" style:family="paragraph" style:parent-style-name="Standard" style:master-page-name="First_20_Page">
      <style:paragraph-properties fo:text-align="center" style:justify-single-word="false" style:page-number="auto"/>
      <style:text-properties officeooo:paragraph-rsid="0024718a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officeooo:paragraph-rsid="0024718a"/>
    </style:style>
    <style:style style:name="P67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68" style:family="paragraph" style:parent-style-name="Standard">
      <style:paragraph-properties fo:text-align="center" style:justify-single-word="false"/>
      <style:text-properties style:font-name="Liberation Serif" officeooo:paragraph-rsid="0024718a" style:font-name-complex="Liberation Serif1" style:font-size-complex="12pt"/>
    </style:style>
    <style:style style:name="P69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4pt" officeooo:paragraph-rsid="0024718a" style:font-size-asian="14pt" style:font-name-complex="Liberation Serif1" style:font-size-complex="14pt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style:font-size-asian="14pt" style:font-name-complex="Liberation Serif1" style:font-size-complex="14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74" style:family="paragraph" style:parent-style-name="Standard">
      <style:text-properties style:font-name="Liberation Serif" fo:font-size="14pt" officeooo:paragraph-rsid="0024718a" style:font-size-asian="14pt" style:font-name-complex="Liberation Serif1" style:font-size-complex="14pt"/>
    </style:style>
    <style:style style:name="P75" style:family="paragraph" style:parent-style-name="Standard">
      <style:text-properties style:font-name="Liberation Serif" fo:font-size="14pt" style:font-size-asian="14pt" style:font-name-complex="Liberation Serif1"/>
    </style:style>
    <style:style style:name="P7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officeooo:paragraph-rsid="0024718a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background-color="#ffff00" style:font-size-asian="14pt" style:font-name-complex="Liberation Serif1" style:font-size-complex="14pt"/>
    </style:style>
    <style:style style:name="P8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84" style:family="paragraph" style:parent-style-name="Standard">
      <style:paragraph-properties fo:line-height="100%" fo:text-align="center" style:justify-single-word="false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8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5in" style:auto-text-indent="false" text:number-lines="true" text:line-number="0"/>
    </style:style>
    <style:style style:name="P87" style:family="paragraph" style:parent-style-name="Standard">
      <style:paragraph-properties fo:line-height="100%" fo:text-align="center" style:justify-single-word="false"/>
      <style:text-properties officeooo:paragraph-rsid="0024718a"/>
    </style:style>
    <style:style style:name="P88" style:family="paragraph" style:parent-style-name="Standard">
      <style:paragraph-properties fo:margin-top="0in" fo:margin-bottom="0in" style:contextual-spacing="false" fo:line-height="100%"/>
    </style:style>
    <style:style style:name="P89" style:family="paragraph" style:parent-style-name="Standard">
      <style:paragraph-properties fo:line-height="100%" fo:text-indent="0.5in" style:auto-text-indent="false"/>
    </style:style>
    <style:style style:name="P90" style:family="paragraph" style:parent-style-name="Standard">
      <style:paragraph-properties fo:line-height="100%"/>
    </style:style>
    <style:style style:name="P91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</style:style>
    <style:style style:name="P92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paragraph-rsid="0009b6cf"/>
    </style:style>
    <style:style style:name="P9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7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98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rsid="0007f2cb" officeooo:paragraph-rsid="0007f2cb"/>
    </style:style>
    <style:style style:name="P99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rsid="000cb895" officeooo:paragraph-rsid="000cb895"/>
    </style:style>
    <style:style style:name="P100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rsid="000e714f" officeooo:paragraph-rsid="000cb895"/>
    </style:style>
    <style:style style:name="P101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text:number-lines="true" text:line-number="0"/>
      <style:text-properties officeooo:rsid="000e714f" officeooo:paragraph-rsid="000e714f"/>
    </style:style>
    <style:style style:name="P10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5in" style:auto-text-indent="false" text:number-lines="true" text:line-number="0"/>
      <style:text-properties officeooo:rsid="000e714f" officeooo:paragraph-rsid="000e714f"/>
    </style:style>
    <style:style style:name="P103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rsid="00120990" officeooo:paragraph-rsid="00120990"/>
    </style:style>
    <style:style style:name="P10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text:number-lines="true" text:line-number="0"/>
      <style:text-properties officeooo:rsid="00120990" officeooo:paragraph-rsid="00120990"/>
    </style:style>
    <style:style style:name="P105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.5in" style:auto-text-indent="false" text:number-lines="true" text:line-number="0"/>
      <style:text-properties officeooo:rsid="0013074d" officeooo:paragraph-rsid="0013074d"/>
    </style:style>
    <style:style style:name="P106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.4925in" style:auto-text-indent="false" text:number-lines="true" text:line-number="0"/>
    </style:style>
    <style:style style:name="P107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108" style:family="paragraph" style:parent-style-name="Standard">
      <style:paragraph-properties fo:margin-left="0in" text:number-lines="true" text:line-number="0"/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P109" style:family="paragraph" style:parent-style-name="Standard">
      <style:text-properties officeooo:paragraph-rsid="0024718a"/>
    </style:style>
    <style:style style:name="P110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justify" style:justify-single-word="false" fo:text-indent="0.4925in" style:auto-text-indent="false" text:number-lines="true" text:line-number="0"/>
    </style:style>
    <style:style style:name="T1" style:family="text">
      <style:text-properties fo:language="ru" fo:country="RU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5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6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7" style:family="text">
      <style:text-properties style:font-name="Liberation Serif" fo:font-size="14pt" fo:language="ru" fo:country="RU" officeooo:rsid="0009b6cf" style:font-name-asian="Liberation Serif1" style:font-size-asian="14pt" style:font-name-complex="Liberation Serif1" style:font-size-complex="14pt"/>
    </style:style>
    <style:style style:name="T8" style:family="text">
      <style:text-properties style:font-name="Liberation Serif" fo:font-size="14pt" fo:language="ru" fo:country="RU" officeooo:rsid="0013a982" style:font-name-asian="Liberation Serif1" style:font-size-asian="14pt" style:font-name-complex="Liberation Serif1" style:font-size-complex="14pt"/>
    </style:style>
    <style:style style:name="T9" style:family="text">
      <style:text-properties style:font-name="Liberation Serif" fo:font-size="14pt" fo:language="ru" fo:country="RU" officeooo:rsid="001533cb" style:font-name-asian="Liberation Serif1" style:font-size-asian="14pt" style:font-name-complex="Liberation Serif1" style:font-size-complex="14pt"/>
    </style:style>
    <style:style style:name="T10" style:family="text">
      <style:text-properties style:font-name="Liberation Serif" fo:font-size="14pt" fo:language="ru" fo:country="RU" officeooo:rsid="001703f4" style:font-name-asian="Liberation Serif1" style:font-size-asian="14pt" style:font-name-complex="Liberation Serif1" style:font-size-complex="14pt"/>
    </style:style>
    <style:style style:name="T11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2pt"/>
    </style:style>
    <style:style style:name="T12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/>
    </style:style>
    <style:style style:name="T13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 style:font-style-complex="italic" style:font-weight-complex="bold"/>
    </style:style>
    <style:style style:name="T14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15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16" style:family="text">
      <style:text-properties style:font-name="Liberation Serif" fo:font-size="14pt" fo:language="ru" fo:country="RU" fo:font-weight="bold" officeooo:rsid="001703f4" style:font-name-asian="Liberation Serif1" style:font-size-asian="14pt" style:font-weight-asian="bold" style:font-name-complex="Liberation Serif1" style:font-size-complex="14pt" style:font-weight-complex="bold"/>
    </style:style>
    <style:style style:name="T17" style:family="text">
      <style:text-properties style:font-name="Liberation Serif" fo:font-size="14pt" fo:language="ru" fo:country="RU" fo:font-weight="bold" officeooo:rsid="000cb895" style:font-name-asian="Liberation Serif1" style:font-size-asian="14pt" style:font-weight-asian="bold" style:font-name-complex="Liberation Serif1" style:font-size-complex="14pt" style:font-weight-complex="bold"/>
    </style:style>
    <style:style style:name="T18" style:family="text">
      <style:text-properties style:font-name="Liberation Serif" fo:font-size="14pt" fo:language="ru" fo:country="RU" fo:font-weight="bold" officeooo:rsid="0019cbc6" style:font-name-asian="Liberation Serif1" style:font-size-asian="14pt" style:font-weight-asian="bold" style:font-name-complex="Liberation Serif1" style:font-size-complex="14pt" style:font-weight-complex="bold"/>
    </style:style>
    <style:style style:name="T19" style:family="text">
      <style:text-properties style:font-name="Liberation Serif" fo:font-size="14pt" fo:language="ru" fo:country="RU" fo:font-weight="bold" officeooo:rsid="000e714f" style:font-name-asian="Liberation Serif1" style:font-size-asian="14pt" style:font-weight-asian="bold" style:font-name-complex="Liberation Serif1" style:font-size-complex="14pt" style:font-weight-complex="bold"/>
    </style:style>
    <style:style style:name="T20" style:family="text">
      <style:text-properties style:font-name="Liberation Serif" fo:font-size="14pt" fo:language="ru" fo:country="RU" fo:font-weight="bold" officeooo:rsid="0024718a" style:font-name-asian="Liberation Serif1" style:font-size-asian="14pt" style:font-weight-asian="bold" style:font-name-complex="Liberation Serif1" style:font-size-complex="14pt" style:font-weight-complex="bold"/>
    </style:style>
    <style:style style:name="T21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/>
    </style:style>
    <style:style style:name="T22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 style:font-style-complex="italic" style:font-weight-complex="bold"/>
    </style:style>
    <style:style style:name="T23" style:family="text">
      <style:text-properties style:font-name="Liberation Serif" fo:font-size="14pt" fo:language="ru" fo:country="RU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24" style:family="text">
      <style:text-properties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25" style:family="text">
      <style:text-properties style:font-name="Liberation Serif" fo:font-size="14pt" style:font-size-asian="14pt" style:font-name-complex="Liberation Serif1"/>
    </style:style>
    <style:style style:name="T26" style:family="text">
      <style:text-properties style:font-name="Liberation Serif" fo:font-size="14pt" style:font-size-asian="14pt" style:font-name-complex="Liberation Serif1" style:font-size-complex="16pt"/>
    </style:style>
    <style:style style:name="T27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28" style:family="text">
      <style:text-properties style:font-name="Liberation Serif" fo:font-size="14pt" style:font-size-asian="14pt" style:font-name-complex="Liberation Serif1" style:font-size-complex="14pt"/>
    </style:style>
    <style:style style:name="T29" style:family="text">
      <style:text-properties style:font-name="Liberation Serif" fo:font-size="14pt" style:font-size-asian="14pt" style:font-name-complex="Liberation Serif1" style:font-size-complex="14pt" style:font-style-complex="italic"/>
    </style:style>
    <style:style style:name="T30" style:family="text">
      <style:text-properties style:font-name="Liberation Serif" fo:font-size="14pt" style:font-size-asian="14pt" style:font-name-complex="Liberation Serif1" style:font-size-complex="14pt" style:font-style-complex="italic" style:font-weight-complex="bold"/>
    </style:style>
    <style:style style:name="T31" style:family="text">
      <style:text-properties style:font-name="Liberation Serif" fo:font-size="14pt" style:font-size-asian="14pt" style:font-name-complex="Liberation Serif1" style:font-size-complex="14pt" style:font-weight-complex="bold"/>
    </style:style>
    <style:style style:name="T32" style:family="text">
      <style:text-properties style:font-name="Liberation Serif" fo:font-size="14pt" style:font-size-asian="14pt" style:font-name-complex="Liberation Serif1" style:font-size-complex="12pt"/>
    </style:style>
    <style:style style:name="T33" style:family="text">
      <style:text-properties style:font-name="Liberation Serif" fo:font-size="14pt" fo:background-color="#ffff00" loext:char-shading-value="0" style:font-size-asian="14pt" style:font-name-complex="Liberation Serif1" style:font-size-complex="14pt"/>
    </style:style>
    <style:style style:name="T34" style:family="text"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T35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36" style:family="text">
      <style:text-properties style:font-name="Liberation Serif" fo:font-size="14pt" fo:font-weight="bold" style:font-size-asian="14pt" style:font-weight-asian="bold" style:font-name-complex="Liberation Serif1" style:font-size-complex="14pt" style:font-style-complex="italic" style:font-weight-complex="bold"/>
    </style:style>
    <style:style style:name="T37" style:family="text">
      <style:text-properties style:font-name="Liberation Serif" fo:font-size="14pt" style:font-name-asian="Liberation Serif1" style:font-size-asian="14pt" style:font-name-complex="Liberation Serif1"/>
    </style:style>
    <style:style style:name="T38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39" style:family="text">
      <style:text-properties style:font-name="Liberation Serif" fo:font-size="14pt" officeooo:rsid="001bc51f" style:font-name-asian="Liberation Serif1" style:font-size-asian="14pt" style:font-name-complex="Liberation Serif1" style:font-size-complex="14pt"/>
    </style:style>
    <style:style style:name="T40" style:family="text">
      <style:text-properties style:font-name="Liberation Serif" fo:font-size="14pt" style:font-name-asian="Liberation Serif1" style:font-size-asian="14pt" style:language-asian="ru" style:country-asian="RU" style:font-name-complex="Liberation Serif1" style:font-size-complex="14pt"/>
    </style:style>
    <style:style style:name="T41" style:family="text">
      <style:text-properties style:font-name="Liberation Serif" fo:font-size="14pt" style:text-underline-style="solid" style:text-underline-width="auto" style:text-underline-color="font-color" style:font-name-asian="Liberation Serif1" style:font-size-asian="14pt" style:font-name-complex="Liberation Serif1"/>
    </style:style>
    <style:style style:name="T42" style:family="text">
      <style:text-properties style:font-name="Liberation Serif" fo:font-size="14pt" fo:language="en" fo:country="US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43" style:family="text">
      <style:text-properties style:font-name="Liberation Serif" fo:font-size="14pt" style:font-name-asian="Calibri1" style:font-size-asian="14pt" style:language-asian="en" style:country-asian="US" style:font-name-complex="Liberation Serif1" style:font-size-complex="14pt"/>
    </style:style>
    <style:style style:name="T44" style:family="text">
      <style:text-properties style:font-name="Liberation Serif" style:font-name-complex="Liberation Serif1"/>
    </style:style>
    <style:style style:name="T45" style:family="text">
      <style:text-properties style:font-name="Liberation Serif" style:font-name-complex="Liberation Serif1" style:font-size-complex="12pt"/>
    </style:style>
    <style:style style:name="T46" style:family="text">
      <style:text-properties style:font-name="Liberation Serif" style:font-name-complex="Liberation Serif1" style:font-style-complex="italic"/>
    </style:style>
    <style:style style:name="T47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  <style:style style:name="T48" style:family="text">
      <style:text-properties style:font-name="Liberation Serif" fo:font-size="12pt" fo:language="ru" fo:country="RU" fo:font-weight="bold" style:font-name-asian="Liberation Serif1" style:font-size-asian="12pt" style:language-asian="ru" style:country-asian="RU" style:font-weight-asian="bold" style:font-name-complex="Liberation Serif1" style:font-size-complex="12pt" style:font-weight-complex="bold"/>
    </style:style>
    <style:style style:name="T49" style:family="text">
      <style:text-properties style:font-name="Liberation Serif" fo:font-size="12pt" fo:language="ru" fo:country="RU" style:font-name-asian="Liberation Serif1" style:font-size-asian="12pt" style:font-name-complex="Liberation Serif1" style:font-size-complex="12pt"/>
    </style:style>
    <style:style style:name="T50" style:family="text">
      <style:text-properties style:font-name="Liberation Serif" fo:language="ru" fo:country="RU" fo:font-weight="bold" style:font-name-asian="Liberation Serif1" style:font-weight-asian="bold" style:font-name-complex="Liberation Serif1" style:font-weight-complex="bold"/>
    </style:style>
    <style:style style:name="T51" style:family="text">
      <style:text-properties style:font-name="Liberation Serif" fo:font-size="16pt" fo:language="ru" fo:country="RU" fo:font-weight="bold" style:font-name-asian="Liberation Serif1" style:font-size-asian="16pt" style:font-weight-asian="bold" style:font-name-complex="Liberation Serif1" style:font-size-complex="16pt"/>
    </style:style>
    <style:style style:name="T52" style:family="text">
      <style:text-properties style:font-name="Liberation Serif" fo:font-size="16pt" fo:language="ru" fo:country="RU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53" style:family="text">
      <style:text-properties style:font-name="Liberation Serif" style:font-style-complex="italic"/>
    </style:style>
    <style:style style:name="T54" style:family="text">
      <style:text-properties style:font-name="Liberation Serif" officeooo:rsid="00205340"/>
    </style:style>
    <style:style style:name="T5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7" style:family="text">
      <style:text-properties fo:color="#000000" loext:opacity="100%"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Liberation Serif" fo:language="ru" fo:country="RU" fo:font-weight="bold" style:font-name-asian="Liberation Serif1" style:font-weight-asian="bold" style:font-name-complex="Liberation Serif1" style:font-weight-complex="bold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style:font-name="Cambria Math" fo:font-size="14pt" style:font-name-asian="Cambria Math1" style:font-size-asian="14pt" style:font-name-complex="Cambria Math1" style:font-size-complex="14pt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13a9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 loext:marker-style-name="T27"><text:span text:style-name="T5">ФЕДЕРАЛЬНОЕ АГЕНСТВО ЖЕЛЕЗНОДОРОЖНОГО ТРАНСПОРТА</text:span></text:p>
      <text:p text:style-name="P63" loext:marker-style-name="T26"><text:span text:style-name="T4">Федеральное государственное бюджетное образовательное учреждение высшего образования</text:span></text:p>
      <text:p text:style-name="P63" loext:marker-style-name="T26"><text:span text:style-name="T4">«ПЕТЕРБУРГСКИЙ ГОСУДАРСТВЕННЫЙ УНИВЕРСИТЕТ ПУТЕЙ СООБЩЕНИЯ Императора Александра I»</text:span></text:p>
      <text:p text:style-name="P67" loext:marker-style-name="T45"/>
      <text:p text:style-name="P63" loext:marker-style-name="T28"><text:span text:style-name="T6">Кафедра «Информационные и вычислительные системы»</text:span></text:p>
      <text:p text:style-name="P63" loext:marker-style-name="T47"><text:span text:style-name="T6">Дисциплина «Теория автоматов»</text:span></text:p>
      <text:p text:style-name="P69" loext:marker-style-name="T28"/>
      <text:p text:style-name="P70" loext:marker-style-name="T28"/>
      <text:p text:style-name="P70" loext:marker-style-name="T28"/>
      <text:p text:style-name="P84" loext:marker-style-name="T35"><text:span text:style-name="T15">ОТЧЁТ</text:span></text:p>
      <text:p text:style-name="P84" loext:marker-style-name="T35"><text:span text:style-name="T15">ПО ПРАКТИЧЕСКОМУ ЗАДАНИЮ №</text:span><text:span text:style-name="T20">1</text:span></text:p>
      <text:p text:style-name="P84" loext:marker-style-name="T35"><text:span text:style-name="T15">«</text:span><text:span text:style-name="T20">ИССЛЕДОВАНИЕ СПОСОБОВ ЗАДАНИЯ АБСТРАКТНЫХ АВТОМАТОВ</text:span><text:span text:style-name="T15">»</text:span></text:p>
      <text:p text:style-name="P69" loext:marker-style-name="T28"/>
      <text:p text:style-name="P70" loext:marker-style-name="T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93" loext:marker-style-name="T28"><text:span text:style-name="T38">Выполнил студент</text:span></text:p>
            <text:p text:style-name="P93" loext:marker-style-name="T28"><text:span text:style-name="T38">Факультет: АИТ</text:span></text:p>
            <text:p text:style-name="P93" loext:marker-style-name="T28"><text:span text:style-name="T38">Группа: ИВБ-21</text:span><text:span text:style-name="T39">1</text:span></text:p>
            <text:p text:style-name="P76" loext:marker-style-name="T28"/>
            <text:p text:style-name="P76" loext:marker-style-name="T28"/>
            <text:p text:style-name="P93" loext:marker-style-name="T28"><text:span text:style-name="T38">Руководитель</text:span></text:p>
            <text:p text:style-name="P76" loext:marker-style-name="T28"/>
          </table:table-cell>
          <table:table-cell table:style-name="Table1.A1" office:value-type="string">
            <text:p text:style-name="P95" loext:marker-style-name="T44"><text:span text:style-name="T37">Шефнер. А.</text:span></text:p>
            <text:p text:style-name="P80" loext:marker-style-name="T44"/>
            <text:p text:style-name="P82" loext:marker-style-name="T44"/>
            <text:p text:style-name="P82" loext:marker-style-name="T44"/>
            <text:p text:style-name="P82" loext:marker-style-name="T44"/>
            <text:p text:style-name="P82" loext:marker-style-name="T44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95" loext:marker-style-name="T25"><text:span text:style-name="T37">Доцент кафедры, к.воен.н. Гильванов Р.Г.</text:span></text:p>
          </table:table-cell>
        </table:table-row>
        <table:table-row table:style-name="Table1.3">
          <table:table-cell table:style-name="Table1.A1" office:value-type="string">
            <text:p text:style-name="P93" loext:marker-style-name="T28"><text:span text:style-name="T38">Проверил</text:span></text:p>
          </table:table-cell>
          <table:table-cell table:style-name="Table1.A1" office:value-type="string">
            <text:p text:style-name="P95" loext:marker-style-name="T25"><text:span text:style-name="T37">Доцент кафедры, к.воен.н. Гильванов Р.Г.</text:span></text:p>
          </table:table-cell>
        </table:table-row>
      </table:table>
      <text:p text:style-name="P69" loext:marker-style-name="T28"/>
      <text:p text:style-name="P63" loext:marker-style-name="T35"><text:span text:style-name="T14"/></text:p>
      <text:p text:style-name="P64" loext:marker-style-name="T35"><text:span text:style-name="T14">Санкт-Петербург </text:span></text:p>
      <text:p text:style-name="P63" loext:marker-style-name="T35"><text:span text:style-name="T14">2024</text:span></text:p>
      <text:p text:style-name="P65" loext:marker-style-name="T27"><text:span text:style-name="T5">ФЕДЕРАЛЬНОЕ АГЕНСТВО ЖЕЛЕЗНОДОРОЖНОГО ТРАНСПОРТА</text:span></text:p>
      <text:p text:style-name="P64" loext:marker-style-name="T26"><text:span text:style-name="T4">Федеральное государственное бюджетное образовательное учреждение высшего образования</text:span></text:p>
      <text:p text:style-name="P64" loext:marker-style-name="T26"><text:span text:style-name="T4">«ПЕТЕРБУРГСКИЙ ГОСУДАРСТВЕННЫЙ УНИВЕРСИТЕТ ПУТЕЙ СООБЩЕНИЯ Императора Александра I»</text:span></text:p>
      <text:p text:style-name="P68" loext:marker-style-name="T45"/>
      <text:p text:style-name="P64" loext:marker-style-name="T28"><text:span text:style-name="T6">Кафедра «Информационные и вычислительные системы»</text:span></text:p>
      <text:p text:style-name="P64" loext:marker-style-name="T47"><text:span text:style-name="T6">Дисциплина «Теория автоматов»</text:span></text:p>
      <text:p text:style-name="P74" loext:marker-style-name="T28"/>
      <text:p text:style-name="P71" loext:marker-style-name="T28"/>
      <text:p text:style-name="P71" loext:marker-style-name="T28"/>
      <text:p text:style-name="P87" loext:marker-style-name="T35"><text:span text:style-name="T15">ОТЧЁТ</text:span></text:p>
      <text:p text:style-name="P87" loext:marker-style-name="T35"><text:span text:style-name="T15">ПО ПРАКТИЧЕСКОМУ ЗАДАНИЮ №</text:span><text:span text:style-name="T20">2</text:span></text:p>
      <text:p text:style-name="P87" loext:marker-style-name="T35"><text:span text:style-name="T15">«ИССЛЕДОВАНИЕ СПОСОБОВ ЗАДАНИЯ СТРУКТУРНЫХ АВТОМАТОВ»</text:span></text:p>
      <text:p text:style-name="P74" loext:marker-style-name="T28"/>
      <text:p text:style-name="P71" loext:marker-style-name="T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94" loext:marker-style-name="T28"><text:span text:style-name="T38">Выполнил студент</text:span></text:p>
            <text:p text:style-name="P94" loext:marker-style-name="T28"><text:span text:style-name="T38">Факультет: АИТ</text:span></text:p>
            <text:p text:style-name="P94" loext:marker-style-name="T28"><text:span text:style-name="T38">Группа: ИВБ-21</text:span><text:span text:style-name="T39">1</text:span></text:p>
            <text:p text:style-name="P77" loext:marker-style-name="T28"/>
            <text:p text:style-name="P77" loext:marker-style-name="T28"/>
            <text:p text:style-name="P94" loext:marker-style-name="T28"><text:span text:style-name="T38">Руководитель</text:span></text:p>
            <text:p text:style-name="P77" loext:marker-style-name="T28"/>
          </table:table-cell>
          <table:table-cell table:style-name="Table2.A1" office:value-type="string">
            <text:p text:style-name="P96" loext:marker-style-name="T44"><text:span text:style-name="T37">Шефнер. А.</text:span></text:p>
            <text:p text:style-name="P81" loext:marker-style-name="T44"/>
            <text:p text:style-name="P83" loext:marker-style-name="T44"/>
            <text:p text:style-name="P83" loext:marker-style-name="T44"/>
            <text:p text:style-name="P83" loext:marker-style-name="T44"/>
            <text:p text:style-name="P83" loext:marker-style-name="T44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96" loext:marker-style-name="T25"><text:span text:style-name="T37">Доцент кафедры, к.воен.н. Гильванов Р.Г.</text:span></text:p>
          </table:table-cell>
        </table:table-row>
        <table:table-row table:style-name="Table2.3">
          <table:table-cell table:style-name="Table2.A1" office:value-type="string">
            <text:p text:style-name="P94" loext:marker-style-name="T28"><text:span text:style-name="T38">Проверил</text:span></text:p>
          </table:table-cell>
          <table:table-cell table:style-name="Table2.A1" office:value-type="string">
            <text:p text:style-name="P96" loext:marker-style-name="T25"><text:span text:style-name="T37">Доцент кафедры, к.воен.н. Гильванов Р.Г.</text:span></text:p>
          </table:table-cell>
        </table:table-row>
      </table:table>
      <text:p text:style-name="P74" loext:marker-style-name="T28"/>
      <text:p text:style-name="P64" loext:marker-style-name="T35"><text:span text:style-name="T14"/></text:p>
      <text:p text:style-name="P64" loext:marker-style-name="T35"><text:span text:style-name="T14">Санкт-Петербург </text:span></text:p>
      <text:p text:style-name="P64" loext:marker-style-name="T35"><text:span text:style-name="T14">2024</text:span></text:p>
      <text:p text:style-name="P65" loext:marker-style-name="T27"><text:span text:style-name="T5">ФЕДЕРАЛЬНОЕ АГЕНСТВО ЖЕЛЕЗНОДОРОЖНОГО ТРАНСПОРТА</text:span></text:p>
      <text:p text:style-name="P64" loext:marker-style-name="T26"><text:span text:style-name="T4">Федеральное государственное бюджетное образовательное учреждение высшего образования</text:span></text:p>
      <text:p text:style-name="P64" loext:marker-style-name="T26"><text:span text:style-name="T4">«ПЕТЕРБУРГСКИЙ ГОСУДАРСТВЕННЫЙ УНИВЕРСИТЕТ ПУТЕЙ СООБЩЕНИЯ Императора Александра I»</text:span></text:p>
      <text:p text:style-name="P68" loext:marker-style-name="T45"/>
      <text:p text:style-name="P64" loext:marker-style-name="T28"><text:span text:style-name="T6">Кафедра «Информационные и вычислительные системы»</text:span></text:p>
      <text:p text:style-name="P64" loext:marker-style-name="T47"><text:span text:style-name="T6">Дисциплина «Теория автоматов»</text:span></text:p>
      <text:p text:style-name="P74" loext:marker-style-name="T28"/>
      <text:p text:style-name="P71" loext:marker-style-name="T28"/>
      <text:p text:style-name="P71" loext:marker-style-name="T28"/>
      <text:p text:style-name="P87" loext:marker-style-name="T35"><text:span text:style-name="T15">ОТЧЁТ</text:span></text:p>
      <text:p text:style-name="P87" loext:marker-style-name="T35"><text:span text:style-name="T15">ПО ПРАКТИЧЕСКОМУ ЗАДАНИЮ №</text:span><text:span text:style-name="T35">3</text:span></text:p>
      <text:p text:style-name="P87" loext:marker-style-name="T35"><text:span text:style-name="T15">«СТРУКТУРНЫЙ СИНТЕЗ КОНЕЧНЫХ АВТОМАТОВ»</text:span></text:p>
      <text:p text:style-name="P74" loext:marker-style-name="T28"/>
      <text:p text:style-name="P71" loext:marker-style-name="T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94" loext:marker-style-name="T28"><text:span text:style-name="T38">Выполнил студент</text:span></text:p>
            <text:p text:style-name="P94" loext:marker-style-name="T28"><text:span text:style-name="T38">Факультет: АИТ</text:span></text:p>
            <text:p text:style-name="P94" loext:marker-style-name="T28"><text:span text:style-name="T38">Группа: ИВБ-21</text:span><text:span text:style-name="T39">1</text:span></text:p>
            <text:p text:style-name="P77" loext:marker-style-name="T28"/>
            <text:p text:style-name="P77" loext:marker-style-name="T28"/>
            <text:p text:style-name="P94" loext:marker-style-name="T28"><text:span text:style-name="T38">Руководитель</text:span></text:p>
            <text:p text:style-name="P77" loext:marker-style-name="T28"/>
          </table:table-cell>
          <table:table-cell table:style-name="Table3.A1" office:value-type="string">
            <text:p text:style-name="P96" loext:marker-style-name="T44"><text:span text:style-name="T37">Шефнер. А.</text:span></text:p>
            <text:p text:style-name="P81" loext:marker-style-name="T44"/>
            <text:p text:style-name="P83" loext:marker-style-name="T44"/>
            <text:p text:style-name="P83" loext:marker-style-name="T44"/>
            <text:p text:style-name="P83" loext:marker-style-name="T44"/>
            <text:p text:style-name="P83" loext:marker-style-name="T44"/>
          </table:table-cell>
        </table:table-row>
        <table:table-row table:style-name="Table3.1">
          <table:covered-table-cell table:style-name="Table3.A2"/>
          <table:table-cell table:style-name="Table3.A1" office:value-type="string">
            <text:p text:style-name="P96" loext:marker-style-name="T25"><text:span text:style-name="T37">Доцент кафедры, к.воен.н. Гильванов Р.Г.</text:span></text:p>
          </table:table-cell>
        </table:table-row>
        <table:table-row table:style-name="Table3.3">
          <table:table-cell table:style-name="Table3.A1" office:value-type="string">
            <text:p text:style-name="P94" loext:marker-style-name="T28"><text:span text:style-name="T38">Проверил</text:span></text:p>
          </table:table-cell>
          <table:table-cell table:style-name="Table3.A1" office:value-type="string">
            <text:p text:style-name="P96" loext:marker-style-name="T25"><text:span text:style-name="T37">Доцент кафедры, к.воен.н. Гильванов Р.Г.</text:span></text:p>
          </table:table-cell>
        </table:table-row>
      </table:table>
      <text:p text:style-name="P74" loext:marker-style-name="T28"/>
      <text:p text:style-name="P64" loext:marker-style-name="T35"><text:span text:style-name="T14"/></text:p>
      <text:p text:style-name="P64" loext:marker-style-name="T35"><text:span text:style-name="T14">Санкт-Петербург </text:span></text:p>
      <text:p text:style-name="P64" loext:marker-style-name="T35"><text:span text:style-name="T14">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Default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paragraph-rsid="0019cbc6"/>
    </style:style>
    <style:style style:name="MT1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492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3</text:page-number><text:s/>Шефнер<text:span text:style-name="MT1"> А.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 loext:marker-style-name="MT1"><text:page-number text:select-page="current">11</text:page-number><text:s/>Шефнер<text:span text:style-name="MT1"> А.</text:span></text:p>
        <text:p text:style-name="Footer"/>
      </style:footer>
    </style:master-page>
    <style:master-page style:name="Converted2" style:page-layout-name="Mpm4" draw:style-name="Mdp1" style:next-style-name="Converted1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7</meta:editing-cycles>
    <meta:creation-date>2024-03-26T19:52:00</meta:creation-date>
    <dc:date>2024-05-22T09:43:04.576456416</dc:date>
    <meta:generator>LibreOffice/24.2.3.2$Linux_X86_64 LibreOffice_project/420$Build-2</meta:generator>
    <meta:editing-duration>PT5H52S</meta:editing-duration>
    <meta:print-date>2024-05-21T00:03:55.139745548</meta:print-date>
    <meta:printed-by>PDF files</meta:printed-by>
    <meta:document-statistic meta:table-count="3" meta:image-count="0" meta:object-count="0" meta:page-count="3" meta:paragraph-count="56" meta:word-count="182" meta:character-count="1669" meta:non-whitespace-character-count="1540"/>
    <meta:template xlink:type="simple" xlink:actuate="onRequest" xlink:title="Normal.dotm" xlink:href=""/>
  </office:meta>
</office:document-meta>
</file>